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10"><text:placeholder text:placeholder-type="text">&lt;o.insurance&gt;</text:placeholder>0/KG</text:p>
            <text:p text:style-name="P10"><text:placeholder text:placeholder-type="text">&lt;o.other_charges&gt;</text:placeholder>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7:21:18</dc:date>
    <meta:editing-duration>PT15H10M57S</meta:editing-duration>
    <meta:editing-cycles>311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8" meta:character-count="2467" meta:non-whitespace-character-count="2081"/>
  </office:meta>
</office:document-meta>
</file>